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2.117cm"/>
    </style:style>
    <style:style style:name="Tabla1.E" style:family="table-column">
      <style:table-column-properties style:column-width="2.231cm"/>
    </style:style>
    <style:style style:name="Tabla1.F" style:family="table-column">
      <style:table-column-properties style:column-width="2.28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8.096cm"/>
    </style:style>
    <style:style style:name="Tabla3.B" style:family="table-column">
      <style:table-column-properties style:column-width="1.296cm"/>
    </style:style>
    <style:style style:name="Tabla3.C" style:family="table-column">
      <style:table-column-properties style:column-width="4.815cm"/>
    </style:style>
    <style:style style:name="Tabla3.D" style:family="table-column">
      <style:table-column-properties style:column-width="2.805cm"/>
    </style:style>
    <style:style style:name="Tabla3.1" style:family="table-row">
      <style:table-row-properties style:min-row-height="1.402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fo:padding="0.097cm" fo:border="0.05pt solid #000000"/>
    </style:style>
    <style:style style:name="Tabla3.C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 style:shadow="none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.533cm"/>
    </style:style>
    <style:style style:name="Tabla2.D" style:family="table-column">
      <style:table-column-properties style:column-width="3.02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2.117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4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5" style:family="table-row">
      <style:table-row-properties style:min-row-height="1.439cm"/>
    </style:style>
    <style:style style:name="Tabla2.B5" style:family="table-cell">
      <style:table-cell-properties fo:padding="0.097cm" fo:border="0.05pt solid #000000"/>
    </style:style>
    <style:style style:name="Tabla2.6" style:family="table-row">
      <style:table-row-properties style:min-row-height="1.508cm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7" style:family="table-row">
      <style:table-row-properties style:min-row-height="1.402cm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0.436cm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style:min-row-height="7.497cm"/>
    </style:style>
    <style:style style:name="Tabla4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8" style:family="paragraph" style:parent-style-name="Standard"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oma" fo:font-size="11pt" fo:font-weight="bold" officeooo:rsid="00215ef5" officeooo:paragraph-rsid="00215ef5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Loma" fo:font-size="11pt" fo:font-weight="bold" officeooo:rsid="001b9807" officeooo:paragraph-rsid="0023e817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oma" fo:font-size="11pt" fo:font-weight="bold" officeooo:rsid="0022deac" officeooo:paragraph-rsid="0022deac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oma" fo:font-size="15pt" fo:font-weight="bold" officeooo:rsid="00215ef5" officeooo:paragraph-rsid="00215ef5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202ce9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57fe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Loma" fo:font-size="10pt" fo:font-weight="bold" officeooo:rsid="00215ef5" officeooo:paragraph-rsid="00215ef5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Loma" fo:font-size="10pt" fo:font-weight="bold" officeooo:rsid="00202ce9" officeooo:paragraph-rsid="00202ce9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32f02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57fe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oma" fo:font-size="9pt" fo:font-weight="normal" officeooo:rsid="0023e817" officeooo:paragraph-rsid="0023e817" style:font-size-asian="7.84999990463257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Loma" fo:font-size="20pt" fo:font-weight="bold" officeooo:rsid="00215ef5" officeooo:paragraph-rsid="00215ef5" style:font-size-asian="20pt" style:font-weight-asian="bold" style:font-size-complex="20pt" style:font-weight-complex="bold"/>
    </style:style>
    <style:style style:name="P29" style:family="paragraph" style:parent-style-name="Standard">
      <style:text-properties fo:font-size="10pt" style:font-size-asian="10pt" style:font-size-complex="10pt"/>
    </style:style>
    <style:style style:name="P30" style:family="paragraph" style:parent-style-name="Standard">
      <style:paragraph-properties fo:text-align="end" style:justify-single-word="false"/>
      <style:text-properties fo:font-size="10pt" officeooo:rsid="00157fec" officeooo:paragraph-rsid="00157fec" style:font-size-asian="10pt" style:font-size-complex="10pt"/>
    </style:style>
    <style:style style:name="P31" style:family="paragraph" style:parent-style-name="Standard">
      <style:text-properties style:font-name="Liberation Serif" fo:font-size="9.5pt" officeooo:paragraph-rsid="0023e817" style:font-size-asian="9.5pt" style:font-size-complex="9.5pt"/>
    </style:style>
    <style:style style:name="P32" style:family="paragraph" style:parent-style-name="Standard">
      <style:text-properties fo:font-size="9.5pt" officeooo:paragraph-rsid="0023e817" style:font-size-asian="9.5pt" style:font-size-complex="9.5pt"/>
    </style:style>
    <style:style style:name="P33" style:family="paragraph" style:parent-style-name="Standard" style:master-page-name="Standard">
      <style:paragraph-properties style:page-number="auto"/>
      <style:text-properties fo:font-size="9.5pt" officeooo:paragraph-rsid="0023e817" style:font-size-asian="9.5pt" style:font-size-complex="9.5pt"/>
    </style:style>
    <style:style style:name="P34" style:family="paragraph" style:parent-style-name="Table_20_Contents">
      <style:text-properties style:font-name="Loma" fo:font-size="11pt" style:font-size-asian="11pt" style:font-size-complex="11pt"/>
    </style:style>
    <style:style style:name="T1" style:family="text">
      <style:text-properties officeooo:rsid="001389b5"/>
    </style:style>
    <style:style style:name="T2" style:family="text">
      <style:text-properties style:font-name="Loma" fo:font-weight="bold" style:font-weight-asian="bold" style:font-weight-complex="bold"/>
    </style:style>
    <style:style style:name="T3" style:family="text">
      <style:text-properties style:font-name="Loma" fo:font-weight="bold" officeooo:rsid="00132f02" style:font-weight-asian="bold" style:font-weight-complex="bold"/>
    </style:style>
    <style:style style:name="T4" style:family="text">
      <style:text-properties officeooo:rsid="001e73de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7pt" style:font-size-asian="17pt" style:font-size-complex="17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style:font-name="Liberation Serif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rows-spanned="2" office:value-type="string">
            <text:p text:style-name="P28">MY COMPUTER</text:p>
            <text:p text:style-name="P9">I n f o r m á t i c a</text:p>
            <text:p text:style-name="P27">Ramón Carrillo 2521 – San Martín – Bs as</text:p>
            <text:p text:style-name="P9"><text:bookmark text:name=":8h.co"/><text:a xlink:type="simple" xlink:href="mailto:gonzaloblundipc@gmail.com" office:target-frame-name="_blank" xlink:show="new"><text:span text:style-name="T10">gonzaloblundipc@gmail.com</text:span></text:a></text:p>
          </table:table-cell>
          <table:table-cell table:style-name="Tabla3.B1" table:number-rows-spanned="2" office:value-type="string">
            <text:p text:style-name="P15"><text:span text:style-name="T7">X</text:span></text:p>
          </table:table-cell>
          <table:table-cell table:style-name="Tabla3.C1" office:value-type="string">
            <text:p text:style-name="P14"><text:s/><text:span text:style-name="T5">Reparación Nº</text:span></text:p>
          </table:table-cell>
          <table:table-cell table:style-name="Tabla3.D1" office:value-type="string">
            <text:p text:style-name="P13"/>
          </table:table-cell>
        </table:table-row>
        <table:table-row>
          <table:covered-table-cell/>
          <table:covered-table-cell/>
          <table:table-cell table:style-name="Tabla3.C2" office:value-type="string">
            <text:p text:style-name="P12">Fecha</text:p>
          </table:table-cell>
          <table:table-cell table:style-name="Tabla3.D2" office:value-type="string">
            <text:p text:style-name="P8"/>
          </table:table-cell>
        </table:table-row>
      </table:table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 table:number-columns-repeated="2"/>
        <table:table-row>
          <table:table-cell table:style-name="Tabla1.A1" office:value-type="string">
            <text:p text:style-name="P2">Cliente</text:p>
          </table:table-cell>
          <table:table-cell table:style-name="Tabla1.B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Tabla1.A1" office:value-type="string">
            <text:p text:style-name="P23">Nº Cliente</text:p>
          </table:table-cell>
          <table:table-cell table:style-name="Tabla1.G1" office:value-type="string">
            <text:p text:style-name="P6"/>
          </table:table-cell>
        </table:table-row>
        <table:table-row>
          <table:table-cell table:style-name="Tabla1.A2" office:value-type="string">
            <text:p text:style-name="P2">DNI/CUIT</text:p>
          </table:table-cell>
          <table:table-cell table:style-name="Tabla1.B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Domicilio</text:p>
          </table:table-cell>
          <table:table-cell table:style-name="Tabla1.B3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Localidad</text:p>
          </table:table-cell>
          <table:table-cell table:style-name="Tabla1.B4" office:value-type="string">
            <text:p text:style-name="P4"/>
          </table:table-cell>
          <table:table-cell table:style-name="Tabla1.A2" office:value-type="string">
            <text:p text:style-name="P3">CP</text:p>
          </table:table-cell>
          <table:table-cell table:style-name="Tabla1.D4" office:value-type="string">
            <text:p text:style-name="P4"/>
          </table:table-cell>
          <table:table-cell table:style-name="Tabla1.A2" office:value-type="string">
            <text:p text:style-name="P3"><text:span text:style-name="T1">Pr</text:span>ovincia</text:p>
          </table:table-cell>
          <table:table-cell table:style-name="Tabla1.F4" table:number-columns-spanned="2" office:value-type="string">
            <text:p text:style-name="P5"/>
          </table:table-cell>
          <table:covered-table-cell/>
        </table:table-row>
        <table:table-row>
          <table:table-cell table:style-name="Tabla1.A2" office:value-type="string">
            <text:p text:style-name="P2">Tel<text:span text:style-name="T4">éfono</text:span></text:p>
          </table:table-cell>
          <table:table-cell table:style-name="Tabla1.B5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2">Marca</text:p>
          </table:table-cell>
          <table:table-cell table:style-name="Tabla2.B1" table:number-columns-spanned="3" office:value-type="string">
            <text:p text:style-name="P4"/>
          </table:table-cell>
          <table:covered-table-cell/>
          <table:covered-table-cell/>
          <table:table-cell table:style-name="Tabla2.A1" office:value-type="string">
            <text:p text:style-name="P3">Modelo</text:p>
          </table:table-cell>
          <table:table-cell table:style-name="Tabla2.F1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2">Serie</text:p>
          </table:table-cell>
          <table:table-cell table:style-name="Tabla2.B2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">Joystick</text:p>
          </table:table-cell>
          <table:table-cell table:style-name="Tabla2.B3" office:value-type="string">
            <text:p text:style-name="P4"/>
          </table:table-cell>
          <table:table-cell table:style-name="Tabla2.A2" office:value-type="string">
            <text:p text:style-name="P18">Batería</text:p>
          </table:table-cell>
          <table:table-cell table:style-name="Tabla2.D3" office:value-type="string">
            <text:p text:style-name="P2"/>
          </table:table-cell>
          <table:table-cell table:style-name="Tabla2.A2" office:value-type="string">
            <text:p text:style-name="P24">Cargador</text:p>
          </table:table-cell>
          <table:table-cell table:style-name="Tabla2.D3" office:value-type="string">
            <text:p text:style-name="P3"/>
          </table:table-cell>
          <table:table-cell table:style-name="Tabla2.A2" office:value-type="string">
            <text:p text:style-name="P18">Cables</text:p>
          </table:table-cell>
          <table:table-cell table:style-name="Tabla2.H3" office:value-type="string">
            <text:p text:style-name="P4"/>
          </table:table-cell>
        </table:table-row>
        <table:table-row>
          <table:table-cell table:style-name="Tabla2.A4" office:value-type="string">
            <text:p text:style-name="P25">Fecha ingreso</text:p>
          </table:table-cell>
          <table:table-cell table:style-name="Tabla2.B4" table:number-columns-spanned="2" office:value-type="string">
            <text:p text:style-name="P6"/>
          </table:table-cell>
          <table:covered-table-cell/>
          <table:table-cell table:style-name="Tabla2.A2" office:value-type="string">
            <text:p text:style-name="P26">F. estimada entrega</text:p>
          </table:table-cell>
          <table:table-cell table:style-name="Tabla2.E4" office:value-type="string">
            <text:p text:style-name="P6"/>
          </table:table-cell>
          <table:table-cell table:style-name="Tabla2.A2" table:number-columns-spanned="2" office:value-type="string">
            <text:p text:style-name="P30"><text:span text:style-name="T3">F. </text:span><text:span text:style-name="T2">efectiva</text:span><text:span text:style-name="T3"> entrega</text:span></text:p>
          </table:table-cell>
          <table:covered-table-cell/>
          <table:table-cell table:style-name="Tabla2.H3" office:value-type="string">
            <text:p text:style-name="P6"/>
          </table:table-cell>
        </table:table-row>
        <table:table-row table:style-name="Tabla2.5">
          <table:table-cell table:style-name="Tabla2.A4" office:value-type="string">
            <text:p text:style-name="P2">Diagnóstico cliente</text:p>
          </table:table-cell>
          <table:table-cell table:style-name="Tabla2.B5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6">
          <table:table-cell table:style-name="Tabla2.A4" office:value-type="string">
            <text:p text:style-name="P2">Descripción cliente</text:p>
          </table:table-cell>
          <table:table-cell table:style-name="Tabla2.B6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4" office:value-type="string">
            <text:p text:style-name="P2">Informe técnico</text:p>
          </table:table-cell>
          <table:table-cell table:style-name="Tabla2.B7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4" office:value-type="string">
            <text:p text:style-name="P19">Presupuesto</text:p>
          </table:table-cell>
          <table:table-cell table:style-name="Tabla2.B8" table:number-columns-spanned="2" office:value-type="string">
            <text:p text:style-name="P22"/>
          </table:table-cell>
          <table:covered-table-cell/>
          <table:table-cell table:style-name="Tabla2.A4" office:value-type="string">
            <text:p text:style-name="P20">Seña</text:p>
          </table:table-cell>
          <table:table-cell table:style-name="Tabla2.E8" office:value-type="string">
            <text:p text:style-name="P22"/>
          </table:table-cell>
          <table:table-cell table:style-name="Tabla2.A2" table:number-columns-spanned="2" office:value-type="string">
            <text:p text:style-name="P20">Saldo a Pagar</text:p>
          </table:table-cell>
          <table:covered-table-cell/>
          <table:table-cell table:style-name="Tabla2.H8" office:value-type="string">
            <text:p text:style-name="P22"/>
          </table:table-cell>
        </table:table-row>
      </table:table>
      <text:p text:style-name="P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3">A los fines legales y aduaneros, me declaro responsable de la tenencia de la mercadería que encargo para su reparación, deslindando a esta empresa de cualquier responsabilidad por dicha tenencia u origen.</text:p>
            <text:p text:style-name="P32">Transcurridos los 90 días desde la fecha de presupuesto o reparación se entiende que se ha producido abandono en los términos de Art. 2525 del código civil y en consecuencia se faculta a este servicio técnico a disponer libremente de los mismos (Art. 873 del C.C).</text:p>
            <text:p text:style-name="P32">En caso de extravió <text:s/>del siguiente comprobante, el <text:s/>cliente deberá acreditar su propiedad únicamente con el DNI.</text:p>
            <text:p text:style-name="P32">El valor de las reparaciones presupuestadas, o <text:s/>aceptadas se reajustara pasados los 15 días.</text:p>
            <text:p text:style-name="P32">En caso de no ser aceptado el presupuesto, o trabajar en el equipo y no tener reparación se cobrara la suma de $250 por la revisión de su equipo y mano de obra empleada. Demoras de revisión y presupuesto en taller de 35 Días</text:p>
            <text:p text:style-name="P32">El valor máximo de las reparaciones, es de $1600, de todos los equipos, con excepción de las All in One.</text:p>
            <text:p text:style-name="P32">Las All in One tienen un costo de reparación máximo sin presupuestar de $1400.</text:p>
            <text:p text:style-name="P32">Toda falla en otro componente que aparezca luego de una reparación, correrá por cuenta del cliente sin excepción.</text:p>
            <text:p text:style-name="P32">L<text:span text:style-name="T8">a empresa se reserva al <text:s/>derecho <text:s/>de admisión, la empresa no <text:s/>se hace responsable por archivos perdidos. </text:span></text:p>
            <text:p text:style-name="P31">Todas las reparaciones tienen 30 días de garantía sin excepción. Los equipos nuevos tienen 90 días de garantía; las garantías no cubre por virus, por recalentamiento, caídas, golpes, rayones, roturas, mal uso del equipo o alta tensión – (LAS GARANTIAS solo cubre por desperfectos de fabricación, sin ningún tipo de excepción).las garantías que se hagan efectivas tendrán una demora de 40 a 60 días dependiendo <text:s/>del desperfecto y disponibilidad de repuestos.</text:p>
            <text:p text:style-name="P31">Pasados los 15 días avisado al cliente de su reparación, y el equipo no se allá retirado tendrá una multa de $50.</text:p>
            <text:p text:style-name="P31">Toda falla que contenga el equipo a reparar, que no <text:s/>corresponda a lo <text:s/>declarado por el cliente en la recepción, la empresa no <text:s/>se hace responsable de las misma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5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6-11-21T18:05:13.470080196</meta:creation-date>
    <dc:date>2016-12-01T19:56:03.957158204</dc:date>
    <dc:creator>Manuel </dc:creator>
    <meta:editing-duration>PT3H38M13S</meta:editing-duration>
    <meta:editing-cycles>20</meta:editing-cycles>
    <meta:generator>LibreOffice/4.2.8.2$Linux_X86_64 LibreOffice_project/420m0$Build-2</meta:generator>
    <meta:document-statistic meta:table-count="4" meta:image-count="0" meta:object-count="0" meta:page-count="1" meta:paragraph-count="43" meta:word-count="403" meta:character-count="2385" meta:non-whitespace-character-count="2010"/>
  </office:meta>
</office:document-meta>
</file>